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Arial1" svg:font-family="Arial" style:font-family-generic="swiss" style:font-pitch="variable" style:font-charset="x-symbol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02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38cm"/>
    </style:style>
    <style:style style:name="ro1" style:family="table-row">
      <style:table-row-properties style:row-height="1.409cm" fo:break-before="auto" style:use-optimal-row-height="false"/>
    </style:style>
    <style:style style:name="ro2" style:family="table-row">
      <style:table-row-properties style:row-height="1.45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4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0.088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035cm solid #4a452a" style:text-align-source="fix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035cm solid #4a452a" style:text-align-source="fix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wrap" fo:border-left="0.088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035cm solid #4a452a" style:diagonal-bl-tr="none" style:diagonal-tl-br="none" style:text-align-source="value-type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0.035cm solid #4a452a" style:diagonal-bl-tr="none" style:diagonal-tl-br="none" style:text-align-source="value-type" style:repeat-content="false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088cm solid #4a452a" style:diagonal-bl-tr="none" style:diagonal-tl-br="none" style:text-align-source="value-type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035cm solid #4a452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0.088cm solid #4a452a" style:diagonal-bl-tr="none" style:diagonal-tl-br="none" style:text-align-source="value-type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035cm solid #4a452a" style:diagonal-bl-tr="none" style:diagonal-tl-br="none" style:text-align-source="fix" style:repeat-content="false" fo:wrap-option="wrap" fo:border-left="0.035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35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35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035cm solid #4a452a" style:diagonal-bl-tr="none" style:diagonal-tl-br="none" style:text-align-source="value-type" style:repeat-content="false" fo:wrap-option="no-wrap" fo:border-left="0.035cm solid #4a452a" style:direction="ltr" fo:border-right="none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name-asian="Wingdings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order-bottom="0.035cm solid #4a452a" style:diagonal-bl-tr="none" style:diagonal-tl-br="none" style:text-align-source="fix" style:repeat-content="false" fo:wrap-option="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4a452a" style:direction="ltr" fo:border-right="0.088cm solid #4a452a" style:rotation-angle="90" style:rotation-align="bottom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Wingdings" fo:font-size="18pt" fo:font-style="normal" fo:text-shadow="none" style:text-underline-style="none" fo:font-weight="bold" style:font-name-asian="Wingdings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8pt" fo:font-style="normal" fo:text-shadow="none" style:text-underline-style="none" fo:font-weight="bold" style:font-name-asian="Wingdings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2" table:number-columns-repeated="981" table:default-cell-style-name="ce13"/>
        <table:table-row table:style-name="ro1">
          <table:table-cell table:style-name="ce1" office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1" office:value-type="string" table:number-columns-spanned="2" table:number-rows-spanned="1">
            <text:p>SESSION 2025</text:p>
          </table:table-cell>
          <table:covered-table-cell table:style-name="ce14"/>
          <table:table-cell table:number-columns-repeated="1016"/>
        </table:table-row>
        <table:table-row table:style-name="ro2">
          <table:table-cell table:style-name="ce1" office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1016"/>
        </table:table-row>
        <table:table-row table:style-name="ro1">
          <table:table-cell table:style-name="ce2" office:value-type="string" table:number-columns-spanned="5" table:number-rows-spanned="1">
            <text:p>NOM et prénom : </text:p>
          </table:table-cell>
          <table:covered-table-cell table:number-columns-repeated="3" table:style-name="ce15"/>
          <table:covered-table-cell table:style-name="ce33"/>
          <table:table-cell table:style-name="ce35" office:value-type="string" table:number-columns-spanned="3" table:number-rows-spanned="1">
            <text:p>N° candidat : </text:p>
          </table:table-cell>
          <table:covered-table-cell table:style-name="ce15"/>
          <table:covered-table-cell table:style-name="ce38"/>
          <table:table-cell table:number-columns-repeated="2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3" office:value-type="string" table:number-columns-spanned="5" table:number-rows-spanned="1">
            <text:p>Centre de formation :</text:p>
          </table:table-cell>
          <table:covered-table-cell table:number-columns-repeated="3" table:style-name="ce16"/>
          <table:covered-table-cell table:style-name="ce34"/>
          <table:table-cell table:style-name="ce36" office:value-type="string">
            <text:p>Option :</text:p>
          </table:table-cell>
          <table:table-cell table:style-name="ce37" office:value-type="string">
            <text:p><text:span text:style-name="T1">x</text:span><text:span text:style-name="T2"> SISR</text:span></text:p>
          </table:table-cell>
          <table:table-cell table:style-name="ce39" office:value-type="string">
            <text:p>▢ SLAM</text:p>
          </table:table-cell>
          <table:table-cell table:number-columns-repeated="1016"/>
        </table:table-row>
        <table:table-row table:style-name="ro1">
          <table:table-cell table:style-name="ce4" office:value-type="string" table:number-columns-spanned="8" table:number-rows-spanned="1">
            <text:p>Adresse URL du portfolio :</text:p>
          </table:table-cell>
          <table:covered-table-cell table:number-columns-repeated="6" table:style-name="ce17"/>
          <table:covered-table-cell table:style-name="ce40"/>
          <table:table-cell table:number-columns-repeated="1016"/>
        </table:table-row>
        <table:table-row table:style-name="ro3">
          <table:table-cell table:style-name="ce5" office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table:number-columns-spanned="1" table:number-rows-spanned="2">
            <text:p>Période (sous la forme du JJ/MM/AA au JJ/MM/AA)</text:p>
          </table:table-cell>
          <table:table-cell table:style-name="ce26" office:value-type="string">
            <text:p>Gérer le patrimoine informatique</text:p>
          </table:table-cell>
          <table:table-cell table:style-name="ce26" office:value-type="string">
            <text:p>Répondre aux incidents et aux demandes d’assistance et d’évolution</text:p>
          </table:table-cell>
          <table:table-cell table:style-name="ce26" office:value-type="string">
            <text:p>Développer la présence en ligne de l’organisation</text:p>
          </table:table-cell>
          <table:table-cell table:style-name="ce26" office:value-type="string">
            <text:p>Travailler en mode projet</text:p>
          </table:table-cell>
          <table:table-cell table:style-name="ce26" office:value-type="string">
            <text:p>Mettre à disposition des utilisateurs un service informatique</text:p>
          </table:table-cell>
          <table:table-cell table:style-name="ce41" office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6"/>
          <table:covered-table-cell table:style-name="ce19"/>
          <table:table-cell table:style-name="ce27" office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7" office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7" office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7" office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7" office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2" office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8" table:number-columns-repeated="1016"/>
        </table:table-row>
        <table:table-row table:style-name="ro5">
          <table:table-cell table:style-name="ce7" office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3"/>
          <table:table-cell table:style-name="ce48" table:number-columns-repeated="1016"/>
        </table:table-row>
        <table:table-row table:style-name="ro1">
          <table:table-cell table:style-name="ce8"/>
          <table:table-cell table:style-name="ce21"/>
          <table:table-cell table:style-name="ce28"/>
          <table:table-cell table:style-name="ce29" table:number-columns-repeated="4"/>
          <table:table-cell table:style-name="ce44"/>
          <table:table-cell table:style-name="ce48" table:number-columns-repeated="1016"/>
        </table:table-row>
        <table:table-row table:style-name="ro1" table:number-rows-repeated="9">
          <table:table-cell table:style-name="ce8"/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016"/>
        </table:table-row>
        <table:table-row table:style-name="ro6">
          <table:table-cell table:style-name="ce9" office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2"/>
          <table:covered-table-cell table:style-name="ce45"/>
          <table:table-cell table:style-name="ce48" table:number-columns-repeated="1016"/>
        </table:table-row>
        <table:table-row table:style-name="ro1" table:number-rows-repeated="7">
          <table:table-cell table:style-name="ce8"/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016"/>
        </table:table-row>
        <table:table-row table:style-name="ro6">
          <table:table-cell table:style-name="ce9" office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2"/>
          <table:covered-table-cell table:style-name="ce45"/>
          <table:table-cell table:style-name="ce48" table:number-columns-repeated="1016"/>
        </table:table-row>
        <table:table-row table:style-name="ro1" table:number-rows-repeated="5">
          <table:table-cell table:style-name="ce8"/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016"/>
        </table:table-row>
        <table:table-row table:style-name="ro1">
          <table:table-cell table:style-name="ce10"/>
          <table:table-cell table:style-name="ce23"/>
          <table:table-cell table:style-name="ce30" table:number-columns-repeated="5"/>
          <table:table-cell table:style-name="ce46"/>
          <table:table-cell table:style-name="ce48" table:number-columns-repeated="1016"/>
        </table:table-row>
        <table:table-row table:style-name="ro1">
          <table:table-cell table:style-name="ce11"/>
          <table:table-cell table:style-name="ce24"/>
          <table:table-cell table:style-name="ce31" table:number-columns-repeated="5"/>
          <table:table-cell table:style-name="ce47"/>
          <table:table-cell table:style-name="ce48" table:number-columns-repeated="1016"/>
        </table:table-row>
        <table:table-row table:style-name="ro7">
          <table:table-cell table:style-name="ce12"/>
          <table:table-cell table:style-name="ce25"/>
          <table:table-cell table:style-name="ce32" table:number-columns-repeated="6"/>
          <table:table-cell table:style-name="ce48" table:number-columns-repeated="1016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Arial1" svg:font-family="Arial" style:font-family-generic="swiss" style:font-pitch="variable" style:font-charset="x-symbol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text> 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6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6">
      <number:text> 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06P0"/>
      <style:map style:condition="value()&lt;0" style:apply-style-name="N106P1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6">26/03/2025</text:date>, <text:time>22:2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26T22:20:03.31</dc:date>
    <dc:creator>NASSIM CHEBELAINE</dc:creator>
    <meta:document-statistic meta:table-count="1" meta:cell-count="27" meta:object-count="0"/>
    <meta:generator>OpenOffice/4.1.14$Win32 OpenOffice.org_project/4114m1$Build-9811</meta:generator>
  </office:meta>
</office:document-meta>
</file>